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d89" officeooo:paragraph-rsid="000fcd89"/>
    </style:style>
    <style:style style:name="P2" style:family="paragraph" style:parent-style-name="Standard">
      <style:text-properties fo:font-variant="normal" fo:text-transform="none" style:use-window-font-color="true" style:font-name="Liberation Serif" fo:font-size="12pt" fo:letter-spacing="normal" fo:font-style="normal" fo:font-weight="normal" officeooo:rsid="000fcd89" officeooo:paragraph-rsid="000fcd89"/>
    </style:style>
    <style:style style:name="P3" style:family="paragraph" style:parent-style-name="Standard">
      <style:text-properties fo:font-variant="normal" fo:text-transform="none" style:use-window-font-color="true" style:font-name="Liberation Serif" fo:font-size="12pt" fo:letter-spacing="normal" fo:font-style="normal" fo:font-weight="normal" officeooo:rsid="001130d5" officeooo:paragraph-rsid="001130d5"/>
    </style:style>
    <style:style style:name="T1" style:family="text">
      <style:text-properties officeooo:rsid="00103c5e"/>
    </style:style>
    <style:style style:name="T2" style:family="text">
      <style:text-properties officeooo:rsid="00128f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Reading 4</text:p>
      <text:p text:style-name="P1">Compilation of Constructivism Resources</text:p>
      <text:p text:style-name="P1"/>
      <text:p text:style-name="P2">Write a 200-word (max) summary of the article.</text:p>
      <text:p text:style-name="P2"/>
      <text:p text:style-name="P2">In the article, the author describes constructivism as a theory for the learning process; more specifically, constructivism is the process in which prior knowledge conflicts with newly obtained knowledge, and the resolution of conflicts between these two types of knowledge result in learning. The author points out that any new material is viewed through the context of a student’s prior knowledge, making it possible for students to draw incorrect conclusions from the learning material, regardless of the quality of the material. <text:span text:style-name="T1">This results in a paradox: if a student’s prior knowledge is flawed, then how can new, correct conclusions be drawn based off of the student’s prior knowledge? </text:span></text:p>
      <text:p text:style-name="P2"/>
      <text:p text:style-name="P3">The author also highlights three scales of learning: learners assimilating new information with old information; learners receiving a shock that forces them to reorganize/restructure ideas; learners rethink <text:s/>everything they know about a concept and reorganize the ideas accordingly. <text:span text:style-name="T2">To highlight the impact of prior knowledge on a student’s understanding of concepts, the author highlights multiple studies in which students failed to properly describe phenomena despite having taken classes that taught concepts relating to the given problems. Additionally, the author points out that prior knowledge exists not only as concepts, but also in perception, focus of attention, procedural skills, modes of reasoning, and beliefs about knowled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0:31:12.871532581</meta:creation-date>
    <dc:date>2016-09-13T09:59:26.196266365</dc:date>
    <meta:editing-duration>PT23H18M</meta:editing-duration>
    <meta:editing-cycles>5</meta:editing-cycles>
    <meta:generator>LibreOffice/5.1.4.2$Linux_X86_64 LibreOffice_project/10m0$Build-2</meta:generator>
    <meta:document-statistic meta:table-count="0" meta:image-count="0" meta:object-count="0" meta:page-count="1" meta:paragraph-count="6" meta:word-count="229" meta:character-count="1542" meta:non-whitespace-character-count="1316"/>
  </office:meta>
</office:document-meta>
</file>